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20pt" style:font-size-asian="20pt"/>
    </style:style>
    <style:style style:name="P3" style:parent-style-name="Standard" style:family="paragraph">
      <style:text-properties style:font-name="sans-serif" fo:font-size="11pt" style:font-size-asian="11pt"/>
    </style:style>
  </office:automatic-styles>
  <office:body>
    <office:text text:use-soft-page-breaks="true">
      <text:p text:style-name="P1">Adrien Chabert</text:p>
      <text:p text:style-name="Standard"/>
      <text:p text:style-name="P2">Littérature Projet Bachelor</text:p>
      <text:p text:style-name="Standard"/>
      <text:p text:style-name="Standard"><text:a xlink:href="https://ijoear.com/Paper-October-2016/IJOEAR-SEP-2016-34.pdf" office:target-frame-name="_top" xlink:show="replace">https://ijoear.com/Paper-October-2016/IJOEAR-SEP-2016-34.pdf</text:a><text:s/>from ConserWater : Irrigation Artificial Intelligence</text:p>
      <text:p text:style-name="Standard">Global custom - tailored machine learning of soil water content for</text:p>
      <text:p text:style-name="Standard">locale specific irrigation modeling with high accuracy</text:p>
      <text:p text:style-name="Standard"/>
      <text:p text:style-name="Standard">For the</text:p>
      <text:p text:style-name="Standard">purpose of predicting irrigation water requirements, the central postulation used by AquaCrop is the soil water balance [9] :</text:p>
      <text:p text:style-name="Standard">Dr,i = Dr,i-1 – (P – RO)i – Ii – CR-+ Etc,i + Dpi<text:s/><text:tab/>(1)</text:p>
      <text:p text:style-name="Standard">where Dr,i represents <text:s/>the <text:s/>root <text:s/>zone <text:s/>water <text:s/>depletion <text:s/>on <text:s/>day i, Dr,i-1 the <text:s/>root <text:s/>zone <text:s/>water <text:s/>depletion <text:s/>on <text:s/>day i-1, Pi the precipitation<text:s/>on day i, Roi runoff from the soil surface on day i, Ii net irrigation depth on day i, CRi capillary rise from the groundwater on day i, ETc,i crop evapotranspiration on day i, and Dpi water loss of the root zone by deep percolation on day i.</text:p>
      <text:p text:style-name="Standard"/>
      <text:p text:style-name="Standard">The more important and difficult factor to calculate is ET (crop evaporation). Can depand on many factors.Since <text:s/>ET <text:s/>tends <text:s/>to <text:s/>be <text:s/>a <text:s/>nonlinear <text:s/>behavior <text:s/>in <text:s/>several <text:s/>variables, <text:s/>Artificial <text:s/>Neural <text:s/>Networks <text:s/>(ANNs) <text:s/>are commonly used [17].</text:p>
      <text:p text:style-name="Standard">See : Kim S, Kim HS (2008) Neural networks and genetic algorithm approach for nonlinear evaporation and evapotranspiration modeling. Journal of Hydrology 351:299 – 317. doi: 10.1016/j.jhydrol.2007.12.014</text:p>
      <text:p text:style-name="Standard"/>
      <text:p text:style-name="Standard">Machine learning algorithm :</text:p>
      <text:p text:style-name="Standard">- multiple linear regression</text:p>
      <text:p text:style-name="Standard">- ensemble learning</text:p>
      <text:p text:style-name="Standard">- AutoRegressive Integrated Moving Average (ARIMA)</text:p>
      <text:p text:style-name="Standard">- Seasonal ARIMA (SARIMA)</text:p>
      <text:p text:style-name="Standard">this assumption requires that the dataset have statistical properties. But as we do the experimentation indoor. The impact of the climatic outdoor factor is not important for<text:s/>us.</text:p>
      <text:p text:style-name="P3">Least Squares Multiple Linear Regression (LSMLR), Sequential Feature Selection (SFS), LASSO Regression, Ridge Regression, Elastic Net Regression, Ensemble Learning and Neural Networks</text:p>
      <text:p text:style-name="Standard"/>
      <text:p text:style-name="Standard"/>
      <text:p text:style-name="Standard"/>
      <text:p text:style-name="Standard">From Precision agriculture : Applying machine learning on sensor<text:s/>data for irrigation recommendations: revealing the agronomist’s tacit knowledge</text:p>
      <text:p text:style-name="Standard"/>
      <text:p text:style-name="Standard">They implement machine learning on data collect over 2 year with 22 censors. They are able to plan an watering over one week. They try multiple algorithme. The one with the best accuracy was Gradient Boosted Regression Tree.</text:p>
      <text:p text:style-name="Standard"/>
      <text:p text:style-name="Standard"/>
      <text:p text:style-name="Standard">Estimating soil moisture using remote sensing data: A machine learning approach</text:p>
      <text:p text:style-name="Standard">It’s an etude done in 2009 on data collect in Colorado. It’s about estimated the soil moisture with sensor data. They used the technique called Support Vector Machine (SVM). “SVM is based on statistical learning theory that uses a hypothesis space of linear functions based on Kernel approach.” They obtained better result with SVM than with ANN model and Multivariate Linear Regression.</text:p>
      <text:p text:style-name="Standard"/>
      <text:soft-page-break/>
      <text:p text:style-name="Standard">Algorithme de machine Learning</text:p>
      <text:p text:style-name="Standard"/>
      <text:p text:style-name="Standard">Linear Regression</text:p>
      <text:p text:style-name="Standard"/>
      <text:p text:style-name="Standard">Ordinary Least Squares: linear model with coefficients w = (w1,<text:s/>…,<text:s/>wp) in purpose to minimize the residual sum of square between predicted approximation and observed dataset. When there is some dependencies between the columns, the least-squares become very sensitive to random errors. It’s problematic when data are collected without protocol and experimental design.</text:p>
      <text:p text:style-name="Standard"/>
      <text:p text:style-name="Standard">Ridge Regression: add a penalty<text:s/>L2<text:s/>on the size of the coefficient. Higher is alpha,<text:s/>more<text:s/>robust to collinearity<text:s/>are<text:s/>the coefficients.<text:s/>Ordinary linear least squares regression can lead to overdetermined or underdetermined system of equations. With L2 regularization, it<text:s/>gives<text:s/>a preference to a particular solution with desirable properties.</text:p>
      <text:p text:style-name="Standard"/>
      <text:p text:style-name="Standard">Lasso:<text:s/>It use when you want to reduce the number of<text:s/>variables<text:s/>with which the given solution<text:s/>depends. Minimize the least-square with a<text:s/>L1 penalty. Some variable can have the value of 0 in contrast with ridge regression (rasoir d’Ocklam). If there is a strong correlation between component, Lasso will privilege one in the detriment of another.</text:p>
      <text:p text:style-name="Standard"/>
      <text:p text:style-name="Standard">Elastic net regularization: It<text:s/>combine the L1 and L2 penalties of the lasso and ridge methods. If there some component that are highly correlated, Lasso tend to select one, not Elastic net.</text:p>
      <text:p text:style-name="Standard"/>
      <text:p text:style-name="Standard">Bayesian Regression: Regression based on prior.<text:s/>Y is assumed to be Gaussian distributed. You can regularization parameters in the estimation procedure. Advantage: it adapts well to the data at hand.</text:p>
      <text:p text:style-name="Normal"/>
      <text:p text:style-name="Normal">ARIMA (Autoregressive integrated moving average): It’s fitted to time series data. It used when data show evidence of non-stationarity where a differencing step can be adding to eliminate it. Non-stationarity imply that static property as by example mean, variance are independent of the time.</text:p>
      <text:p text:style-name="Normal">Wikipedia: “The AR part of ARIMA indicates that the evolving variable of interest is regressed on its own lagged (i.e., prior) values. The MA part indicates that the regression error is actually a linear combination of error terms whose values occurred contemporaneously and at various times in the past. The I (for "integrated") indicates that the data values have been replaced with the difference between their values and the previous values (and this differencing process may have been performed more than once). The purpose of each of these features is to make the model fit the data as well as possible.”</text:p>
      <text:p text:style-name="Normal"/>
      <text:p text:style-name="Normal">SARIMA (Seasonal Autoregressive integrated moving average): It take in account<text:s/>season. When you implement it you have to add the number of period in each seas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rien Chabert</dc:creator>
    <meta:creation-date>2019-03-11T18:19:00Z</meta:creation-date>
    <dc:date>2019-05-07T20:28:00Z</dc:date>
    <meta:template xlink:href="Normal" xlink:type="simple"/>
    <meta:editing-cycles>10</meta:editing-cycles>
    <meta:editing-duration>PT11580S</meta:editing-duration>
    <meta:document-statistic meta:page-count="2" meta:paragraph-count="10" meta:word-count="817" meta:character-count="5306" meta:row-count="37" meta:non-whitespace-character-count="4499"/>
  </office:meta>
</office:document-meta>
</file>